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621cm"/>
    </style:style>
    <style:style style:name="gr2" style:family="graphic" style:parent-style-name="standard">
      <style:graphic-properties draw:fill-color="#ffaa95" draw:textarea-horizontal-align="justify" draw:textarea-vertical-align="middle" draw:auto-grow-height="false" fo:min-height="3.35cm" fo:min-width="4cm"/>
    </style:style>
    <style:style style:name="gr3" style:family="graphic" style:parent-style-name="standard">
      <style:graphic-properties draw:textarea-horizontal-align="justify" draw:textarea-vertical-align="middle" draw:auto-grow-height="false" fo:min-height="0.768cm" fo:min-width="0.684cm"/>
    </style:style>
    <style:style style:name="gr4" style:family="graphic" style:parent-style-name="standard">
      <style:graphic-properties draw:textarea-horizontal-align="justify" draw:textarea-vertical-align="middle" draw:auto-grow-height="false" fo:min-height="0.614cm" fo:min-width="0.297cm"/>
    </style:style>
    <style:style style:name="gr5" style:family="graphic" style:parent-style-name="standard">
      <style:graphic-properties draw:textarea-horizontal-align="justify" draw:textarea-vertical-align="middle" draw:auto-grow-height="false" fo:min-height="0.837cm" fo:min-width="0.743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Fine_20_Dashed" svg:stroke-width="0.106cm" svg:stroke-color="#3465a4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Fine_20_Dashed" svg:stroke-color="#3465a4" draw:fill-color="#ffdbb6" draw:opacity="50%" draw:opacity-name="" draw:textarea-horizontal-align="justify" draw:textarea-vertical-align="middle" draw:auto-grow-height="false" fo:min-height="10.95cm" fo:min-width="6.4cm"/>
    </style:style>
    <style:style style:name="gr9" style:family="graphic" style:parent-style-name="standard">
      <style:graphic-properties draw:stroke="none" draw:stroke-dash="Fine_20_Dashed" svg:stroke-color="#000000" draw:fill="none" draw:fill-color="#ffffff" fo:min-height="3.35cm"/>
    </style:style>
    <style:style style:name="gr10" style:family="graphic" style:parent-style-name="standard">
      <style:graphic-properties draw:stroke="none" draw:stroke-dash="Fine_20_Dashed" svg:stroke-color="#000000" draw:fill="none" draw:fill-color="#ffffff" fo:min-height="0.85cm"/>
    </style:style>
    <style:style style:name="gr11" style:family="graphic" style:parent-style-name="standard">
      <style:graphic-properties draw:stroke="none" draw:stroke-dash="Fine_20_Dashed" svg:stroke-color="#000000" draw:fill="none" draw:fill-color="#ffffff" fo:min-height="1.25cm"/>
    </style:style>
    <style:style style:name="gr12" style:family="graphic" style:parent-style-name="standard">
      <style:graphic-properties draw:fill-color="#ffaa95" draw:textarea-horizontal-align="justify" draw:textarea-vertical-align="middle" draw:auto-grow-height="false" fo:min-height="5.858cm" fo:min-width="1.836cm"/>
    </style:style>
    <style:style style:name="gr13" style:family="graphic" style:parent-style-name="standard">
      <style:graphic-properties draw:textarea-horizontal-align="justify" draw:textarea-vertical-align="middle" draw:auto-grow-height="false" fo:min-height="1.477cm" fo:min-width="0.114cm"/>
    </style:style>
    <style:style style:name="gr14" style:family="graphic" style:parent-style-name="standard">
      <style:graphic-properties draw:textarea-horizontal-align="justify" draw:textarea-vertical-align="middle" draw:auto-grow-height="false" fo:min-height="1.21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594cm" fo:min-width="0.145cm"/>
    </style:style>
    <style:style style:name="gr16" style:family="graphic" style:parent-style-name="standard">
      <style:graphic-properties draw:fill-color="#ffaa95" draw:textarea-horizontal-align="justify" draw:textarea-vertical-align="middle" draw:auto-grow-height="false" fo:min-height="5.86cm" fo:min-width="1.836cm"/>
    </style:style>
    <style:style style:name="gr17" style:family="graphic" style:parent-style-name="standard">
      <style:graphic-properties draw:textarea-horizontal-align="justify" draw:textarea-vertical-align="middle" draw:auto-grow-height="false" fo:min-height="1.478cm" fo:min-width="0.115cm"/>
    </style:style>
    <style:style style:name="gr18" style:family="graphic" style:parent-style-name="standard">
      <style:graphic-properties draw:textarea-horizontal-align="justify" draw:textarea-vertical-align="middle" draw:auto-grow-height="false" fo:min-height="1.217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596cm" fo:min-width="0.145cm"/>
    </style:style>
    <style:style style:name="gr20" style:family="graphic" style:parent-style-name="standard">
      <style:graphic-properties draw:stroke="solid" draw:stroke-dash="Fine_20_Dashed" svg:stroke-color="#3465a4" draw:fill-color="#ffdbb6" draw:opacity="50%" draw:opacity-name="" draw:textarea-horizontal-align="justify" draw:textarea-vertical-align="middle" draw:auto-grow-height="false" fo:min-height="18.75cm" fo:min-width="3.082cm"/>
    </style:style>
    <style:style style:name="gr21" style:family="graphic" style:parent-style-name="objectwithoutfill">
      <style:graphic-properties draw:stroke="dash" draw:stroke-dash="Fine_20_Dashed"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textarea-horizontal-align="justify" draw:textarea-vertical-align="middle" draw:auto-grow-height="false" fo:min-height="1.594cm" fo:min-width="0.146cm"/>
    </style:style>
    <style:style style:name="gr23" style:family="graphic" style:parent-style-name="standard">
      <style:graphic-properties draw:textarea-horizontal-align="justify" draw:textarea-vertical-align="middle" draw:auto-grow-height="false" fo:min-height="1.596cm" fo:min-width="0.144cm"/>
    </style:style>
    <style:style style:name="gr24" style:family="graphic" style:parent-style-name="standard">
      <style:graphic-properties draw:fill-color="#ffaa95" draw:textarea-horizontal-align="justify" draw:textarea-vertical-align="middle" draw:auto-grow-height="false" fo:min-height="5.858cm" fo:min-width="1.837cm"/>
    </style:style>
    <style:style style:name="gr25" style:family="graphic" style:parent-style-name="standard">
      <style:graphic-properties draw:fill-color="#ffaa95" draw:textarea-horizontal-align="justify" draw:textarea-vertical-align="middle" draw:auto-grow-height="false" fo:min-height="5.858cm" fo:min-width="1.697cm"/>
    </style:style>
    <style:style style:name="gr26" style:family="graphic" style:parent-style-name="standard">
      <style:graphic-properties draw:textarea-horizontal-align="justify" draw:textarea-vertical-align="middle" draw:auto-grow-height="false" fo:min-height="1.477cm" fo:min-width="0.077cm"/>
    </style:style>
    <style:style style:name="gr27" style:family="graphic" style:parent-style-name="standard">
      <style:graphic-properties draw:textarea-horizontal-align="justify" draw:textarea-vertical-align="middle" draw:auto-grow-height="false" fo:min-height="1.594cm" fo:min-width="0.107cm"/>
    </style:style>
    <style:style style:name="gr28" style:family="graphic" style:parent-style-name="standard">
      <style:graphic-properties draw:fill-color="#ffaa95" draw:textarea-horizontal-align="justify" draw:textarea-vertical-align="middle" draw:auto-grow-height="false" fo:min-height="5.86cm" fo:min-width="1.697cm"/>
    </style:style>
    <style:style style:name="gr29" style:family="graphic" style:parent-style-name="standard">
      <style:graphic-properties draw:textarea-horizontal-align="justify" draw:textarea-vertical-align="middle" draw:auto-grow-height="false" fo:min-height="1.478cm" fo:min-width="0.078cm"/>
    </style:style>
    <style:style style:name="gr30" style:family="graphic" style:parent-style-name="standard">
      <style:graphic-properties draw:textarea-horizontal-align="justify" draw:textarea-vertical-align="middle" draw:auto-grow-height="false" fo:min-height="1.596cm" fo:min-width="0.106cm"/>
    </style:style>
    <style:style style:name="gr31" style:family="graphic" style:parent-style-name="standard">
      <style:graphic-properties draw:stroke="solid" draw:stroke-dash="Fine_20_Dashed" svg:stroke-color="#3465a4" draw:fill-color="#ffdbb6" draw:opacity="50%" draw:opacity-name="" draw:textarea-horizontal-align="justify" draw:textarea-vertical-align="middle" draw:auto-grow-height="false" fo:min-height="18.75cm" fo:min-width="2.868cm"/>
    </style:style>
    <style:style style:name="gr32" style:family="graphic" style:parent-style-name="standard">
      <style:graphic-properties draw:stroke="none" draw:stroke-dash="Fine_20_Dashed" svg:stroke-color="#000000" draw:fill="none" draw:fill-color="#ffffff" fo:min-height="0.45cm"/>
    </style:style>
    <style:style style:name="gr33" style:family="graphic" style:parent-style-name="standard">
      <style:graphic-properties draw:stroke="none" draw:stroke-dash="Fine_20_Dashed" svg:stroke-color="#000000" draw:fill="none" draw:fill-color="#ffffff" fo:min-height="1.45cm"/>
    </style:style>
    <style:style style:name="gr34" style:family="graphic" style:parent-style-name="standard">
      <style:graphic-properties draw:stroke="none" draw:stroke-dash="Fine_20_Dashed" svg:stroke-color="#000000" draw:fill="none" draw:fill-color="#ffffff" fo:min-height="1.271cm"/>
    </style:style>
    <style:style style:name="gr35" style:family="graphic" style:parent-style-name="standard">
      <style:graphic-properties draw:stroke="none" draw:stroke-dash="Fine_20_Dashed" svg:stroke-color="#000000" draw:fill="none" draw:fill-color="#ffffff" fo:min-height="1.172cm"/>
    </style:style>
    <style:style style:name="gr36" style:family="graphic" style:parent-style-name="standard">
      <style:graphic-properties draw:stroke="solid" draw:stroke-dash="Fine_20_Dashed" svg:stroke-color="#3465a4" draw:fill="solid" draw:fill-color="#e6e905" draw:opacity="10%" draw:textarea-horizontal-align="justify" draw:textarea-vertical-align="middle" draw:auto-grow-height="false" fo:min-height="20.25cm" fo:min-width="20.49cm" draw:shadow-opacity="10%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aa9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dbb6" draw:opacity="50%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 draw:fill-color="#e6e905" draw:opacity="1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cm" svg:height="7.871cm" svg:x="3.1cm" svg:y="1.9cm">
          <draw:text-box>
            <text:p>Ich stelle vor: Die Hand. Sie hat 2 Zustände:<text:line-break/>0= Sie liegt auf dem Tisch.</text:p>
            <text:p>1= Sie hat eine Gabel. </text:p>
            <text:p>.</text:p>
          </draw:text-box>
        </draw:frame>
        <draw:custom-shape draw:style-name="gr2" draw:text-style-name="P2" draw:layer="layout" svg:width="4.5cm" svg:height="3.6cm" svg:x="5.6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84cm" svg:height="1.018cm" svg:x="5.896cm" svg:y="11.00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25cm" svg:height="1.222cm" svg:x="8.264cm" svg:y="12.70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43cm" svg:height="1.087cm" svg:x="6.074cm" svg:y="12.909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087cm" svg:y1="13.521cm" svg:x2="7.317cm" svg:y2="13.521cm">
          <text:p/>
        </draw:line>
        <draw:custom-shape draw:style-name="gr2" draw:text-style-name="P2" draw:layer="layout" svg:width="4.5cm" svg:height="3.6cm" svg:x="5.5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84cm" svg:height="1.018cm" svg:x="5.796cm" svg:y="16.30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25cm" svg:height="1.222cm" svg:x="8.164cm" svg:y="18.00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43cm" svg:height="1.087cm" svg:x="5.974cm" svg:y="18.209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987cm" svg:y1="18.821cm" svg:x2="7.217cm" svg:y2="18.821cm">
          <text:p/>
        </draw:line>
        <draw:line draw:style-name="gr6" draw:text-style-name="P4" draw:layer="layout" svg:x1="6.3cm" svg:y1="12.1cm" svg:x2="6.3cm" svg:y2="13cm">
          <text:p/>
        </draw:line>
        <draw:line draw:style-name="gr6" draw:text-style-name="P4" draw:layer="layout" svg:x1="6.8cm" svg:y1="12.9cm" svg:x2="6.7cm" svg:y2="12cm">
          <text:p/>
        </draw:line>
        <draw:line draw:style-name="gr6" draw:text-style-name="P4" draw:layer="layout" svg:x1="6.2cm" svg:y1="17.3cm" svg:x2="6.2cm" svg:y2="18.3cm">
          <text:p/>
        </draw:line>
        <draw:line draw:style-name="gr6" draw:text-style-name="P4" draw:layer="layout" svg:x1="6.7cm" svg:y1="18.2cm" svg:x2="6.7cm" svg:y2="17.3cm">
          <text:p/>
        </draw:line>
        <draw:line draw:style-name="gr7" draw:text-style-name="P4" draw:layer="layout" svg:x1="5.2cm" svg:y1="15.1cm" svg:x2="10.5cm" svg:y2="15.1cm">
          <text:p/>
        </draw:line>
        <draw:custom-shape draw:style-name="gr8" draw:text-style-name="P5" draw:layer="layout" svg:width="6.9cm" svg:height="11.2cm" svg:x="4.5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3.6cm" svg:x="12.9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84cm" svg:height="1.018cm" svg:x="13.196cm" svg:y="2.30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25cm" svg:height="1.222cm" svg:x="15.564cm" svg:y="4.00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43cm" svg:height="1.087cm" svg:x="13.374cm" svg:y="4.209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387cm" svg:y1="4.821cm" svg:x2="14.617cm" svg:y2="4.821cm">
          <text:p/>
        </draw:line>
        <draw:line draw:style-name="gr6" draw:text-style-name="P4" draw:layer="layout" svg:x1="13.6cm" svg:y1="3.4cm" svg:x2="13.6cm" svg:y2="4.3cm">
          <text:p/>
        </draw:line>
        <draw:line draw:style-name="gr6" draw:text-style-name="P4" draw:layer="layout" svg:x1="14.1cm" svg:y1="4.2cm" svg:x2="14cm" svg:y2="3.3cm">
          <text:p/>
        </draw:line>
        <draw:frame draw:style-name="gr9" draw:text-style-name="P1" draw:layer="layout" svg:width="5.3cm" svg:height="3.6cm" svg:x="13.8cm" svg:y="9.5cm">
          <draw:text-box>
            <text:p>Ein Philosoph. </text:p>
            <text:p>Er hat zwei Hände Parallel.</text:p>
          </draw:text-box>
        </draw:frame>
        <draw:frame draw:style-name="gr10" draw:text-style-name="P1" draw:layer="layout" svg:width="2cm" svg:height="1.1cm" svg:x="9.6cm" svg:y="9.7cm">
          <draw:text-box draw:corner-radius="0.8cm">
            <text:p>1</text:p>
          </draw:text-box>
        </draw:frame>
        <draw:frame draw:style-name="gr11" draw:text-style-name="P1" draw:layer="layout" svg:width="1.4cm" svg:height="1.5cm" svg:x="10.3cm" svg:y="15.6cm">
          <draw:text-box>
            <text:p>2</text:p>
          </draw:text-box>
        </draw:frame>
      </draw:page>
      <draw:page draw:name="page2" draw:style-name="dp1" draw:master-page-name="Default">
        <draw:custom-shape draw:style-name="gr12" draw:text-style-name="P2" draw:layer="layout" svg:width="2.336cm" svg:height="6.108cm" svg:x="1.671cm" svg:y="5.7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614cm" svg:height="1.727cm" svg:x="1.825cm" svg:y="6.4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84cm" svg:height="2.074cm" svg:x="3.054cm" svg:y="9.37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645cm" svg:height="1.844cm" svg:x="1.917cm" svg:y="9.713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962cm" svg:y1="10.751cm" svg:x2="2.562cm" svg:y2="10.751cm">
          <text:p/>
        </draw:line>
        <draw:custom-shape draw:style-name="gr16" draw:text-style-name="P2" draw:layer="layout" svg:width="2.336cm" svg:height="6.11cm" svg:x="1.619cm" svg:y="14.6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615cm" svg:height="1.728cm" svg:x="1.773cm" svg:y="15.47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584cm" svg:height="2.073cm" svg:x="3.002cm" svg:y="18.3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645cm" svg:height="1.846cm" svg:x="1.865cm" svg:y="18.704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91cm" svg:y1="19.742cm" svg:x2="2.51cm" svg:y2="19.742cm">
          <text:p/>
        </draw:line>
        <draw:line draw:style-name="gr6" draw:text-style-name="P4" draw:layer="layout" svg:x1="2.034cm" svg:y1="8.341cm" svg:x2="2.034cm" svg:y2="9.868cm">
          <text:p/>
        </draw:line>
        <draw:line draw:style-name="gr6" draw:text-style-name="P4" draw:layer="layout" svg:x1="2.294cm" svg:y1="9.698cm" svg:x2="2.242cm" svg:y2="8.171cm">
          <text:p/>
        </draw:line>
        <draw:line draw:style-name="gr6" draw:text-style-name="P4" draw:layer="layout" svg:x1="1.982cm" svg:y1="17.163cm" svg:x2="1.982cm" svg:y2="18.859cm">
          <text:p/>
        </draw:line>
        <draw:line draw:style-name="gr6" draw:text-style-name="P4" draw:layer="layout" svg:x1="2.242cm" svg:y1="18.69cm" svg:x2="2.242cm" svg:y2="17.163cm">
          <text:p/>
        </draw:line>
        <draw:line draw:style-name="gr7" draw:text-style-name="P4" draw:layer="layout" svg:x1="1.463cm" svg:y1="13.43cm" svg:x2="4.214cm" svg:y2="13.43cm">
          <text:p/>
        </draw:line>
        <draw:custom-shape draw:style-name="gr20" draw:text-style-name="P5" draw:layer="layout" svg:width="3.582cm" svg:height="19cm" svg:x="1.1cm" svg:y="4.1cm">
          <text:p/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5.031cm" svg:y1="4.1cm" svg:x2="5.031cm" svg:y2="23.1cm">
          <text:p/>
        </draw:line>
        <draw:custom-shape draw:style-name="gr12" draw:text-style-name="P2" draw:layer="layout" svg:width="2.336cm" svg:height="6.108cm" svg:x="5.865cm" svg:y="5.8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614cm" svg:height="1.727cm" svg:x="6.019cm" svg:y="6.5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83cm" svg:height="2.074cm" svg:x="7.248cm" svg:y="9.47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46cm" svg:height="1.844cm" svg:x="6.11cm" svg:y="9.813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156cm" svg:y1="10.851cm" svg:x2="6.756cm" svg:y2="10.851cm">
          <text:p/>
        </draw:line>
        <draw:custom-shape draw:style-name="gr16" draw:text-style-name="P2" draw:layer="layout" svg:width="2.336cm" svg:height="6.11cm" svg:x="5.812cm" svg:y="14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615cm" svg:height="1.728cm" svg:x="5.966cm" svg:y="15.57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585cm" svg:height="2.073cm" svg:x="7.195cm" svg:y="18.4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644cm" svg:height="1.846cm" svg:x="6.059cm" svg:y="18.804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104cm" svg:y1="19.842cm" svg:x2="6.704cm" svg:y2="19.842cm">
          <text:p/>
        </draw:line>
        <draw:line draw:style-name="gr6" draw:text-style-name="P4" draw:layer="layout" svg:x1="6.228cm" svg:y1="8.441cm" svg:x2="6.228cm" svg:y2="9.968cm">
          <text:p/>
        </draw:line>
        <draw:line draw:style-name="gr6" draw:text-style-name="P4" draw:layer="layout" svg:x1="6.487cm" svg:y1="9.798cm" svg:x2="6.435cm" svg:y2="8.271cm">
          <text:p/>
        </draw:line>
        <draw:line draw:style-name="gr6" draw:text-style-name="P4" draw:layer="layout" svg:x1="6.176cm" svg:y1="17.263cm" svg:x2="6.176cm" svg:y2="18.959cm">
          <text:p/>
        </draw:line>
        <draw:line draw:style-name="gr6" draw:text-style-name="P4" draw:layer="layout" svg:x1="6.435cm" svg:y1="18.79cm" svg:x2="6.435cm" svg:y2="17.263cm">
          <text:p/>
        </draw:line>
        <draw:line draw:style-name="gr7" draw:text-style-name="P4" draw:layer="layout" svg:x1="5.657cm" svg:y1="13.53cm" svg:x2="8.408cm" svg:y2="13.53cm">
          <text:p/>
        </draw:line>
        <draw:custom-shape draw:style-name="gr20" draw:text-style-name="P5" draw:layer="layout" svg:width="3.582cm" svg:height="19cm" svg:x="5.293cm" svg:y="4.2cm">
          <text:p/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9.137cm" svg:y1="4.1cm" svg:x2="9.137cm" svg:y2="23.1cm">
          <text:p/>
        </draw:line>
        <draw:custom-shape draw:style-name="gr12" draw:text-style-name="P2" draw:layer="layout" svg:width="2.336cm" svg:height="6.108cm" svg:x="9.971cm" svg:y="5.7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614cm" svg:height="1.727cm" svg:x="10.125cm" svg:y="6.4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83cm" svg:height="2.074cm" svg:x="11.354cm" svg:y="9.37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46cm" svg:height="1.844cm" svg:x="10.216cm" svg:y="9.713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262cm" svg:y1="10.751cm" svg:x2="10.862cm" svg:y2="10.751cm">
          <text:p/>
        </draw:line>
        <draw:custom-shape draw:style-name="gr16" draw:text-style-name="P2" draw:layer="layout" svg:width="2.336cm" svg:height="6.11cm" svg:x="9.918cm" svg:y="14.6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615cm" svg:height="1.728cm" svg:x="10.072cm" svg:y="15.47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585cm" svg:height="2.073cm" svg:x="11.301cm" svg:y="18.3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644cm" svg:height="1.846cm" svg:x="10.165cm" svg:y="18.704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21cm" svg:y1="19.742cm" svg:x2="10.81cm" svg:y2="19.742cm">
          <text:p/>
        </draw:line>
        <draw:line draw:style-name="gr6" draw:text-style-name="P4" draw:layer="layout" svg:x1="10.334cm" svg:y1="8.341cm" svg:x2="10.334cm" svg:y2="9.868cm">
          <text:p/>
        </draw:line>
        <draw:line draw:style-name="gr6" draw:text-style-name="P4" draw:layer="layout" svg:x1="10.593cm" svg:y1="9.698cm" svg:x2="10.541cm" svg:y2="8.171cm">
          <text:p/>
        </draw:line>
        <draw:line draw:style-name="gr6" draw:text-style-name="P4" draw:layer="layout" svg:x1="10.282cm" svg:y1="17.163cm" svg:x2="10.282cm" svg:y2="18.859cm">
          <text:p/>
        </draw:line>
        <draw:line draw:style-name="gr6" draw:text-style-name="P4" draw:layer="layout" svg:x1="10.541cm" svg:y1="18.69cm" svg:x2="10.541cm" svg:y2="17.163cm">
          <text:p/>
        </draw:line>
        <draw:line draw:style-name="gr7" draw:text-style-name="P4" draw:layer="layout" svg:x1="9.763cm" svg:y1="13.43cm" svg:x2="12.514cm" svg:y2="13.43cm">
          <text:p/>
        </draw:line>
        <draw:custom-shape draw:style-name="gr20" draw:text-style-name="P5" draw:layer="layout" svg:width="3.582cm" svg:height="19cm" svg:x="9.399cm" svg:y="4.1cm">
          <text:p/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3.243cm" svg:y1="4.1cm" svg:x2="13.243cm" svg:y2="23.1cm">
          <text:p/>
        </draw:line>
        <draw:custom-shape draw:style-name="gr24" draw:text-style-name="P2" draw:layer="layout" svg:width="2.337cm" svg:height="6.108cm" svg:x="13.989cm" svg:y="5.7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614cm" svg:height="1.727cm" svg:x="14.143cm" svg:y="6.4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84cm" svg:height="2.074cm" svg:x="15.372cm" svg:y="9.37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46cm" svg:height="1.844cm" svg:x="14.235cm" svg:y="9.713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281cm" svg:y1="10.751cm" svg:x2="14.881cm" svg:y2="10.751cm">
          <text:p/>
        </draw:line>
        <draw:custom-shape draw:style-name="gr16" draw:text-style-name="P2" draw:layer="layout" svg:width="2.336cm" svg:height="6.11cm" svg:x="13.937cm" svg:y="14.6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615cm" svg:height="1.728cm" svg:x="14.091cm" svg:y="15.47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584cm" svg:height="2.073cm" svg:x="15.32cm" svg:y="18.3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645cm" svg:height="1.846cm" svg:x="14.183cm" svg:y="18.704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229cm" svg:y1="19.742cm" svg:x2="14.829cm" svg:y2="19.742cm">
          <text:p/>
        </draw:line>
        <draw:line draw:style-name="gr6" draw:text-style-name="P4" draw:layer="layout" svg:x1="14.353cm" svg:y1="8.341cm" svg:x2="14.353cm" svg:y2="9.868cm">
          <text:p/>
        </draw:line>
        <draw:line draw:style-name="gr6" draw:text-style-name="P4" draw:layer="layout" svg:x1="14.612cm" svg:y1="9.698cm" svg:x2="14.56cm" svg:y2="8.171cm">
          <text:p/>
        </draw:line>
        <draw:line draw:style-name="gr6" draw:text-style-name="P4" draw:layer="layout" svg:x1="14.301cm" svg:y1="17.163cm" svg:x2="14.301cm" svg:y2="18.859cm">
          <text:p/>
        </draw:line>
        <draw:line draw:style-name="gr6" draw:text-style-name="P4" draw:layer="layout" svg:x1="14.56cm" svg:y1="18.69cm" svg:x2="14.56cm" svg:y2="17.163cm">
          <text:p/>
        </draw:line>
        <draw:line draw:style-name="gr7" draw:text-style-name="P4" draw:layer="layout" svg:x1="13.782cm" svg:y1="13.43cm" svg:x2="16.533cm" svg:y2="13.43cm">
          <text:p/>
        </draw:line>
        <draw:custom-shape draw:style-name="gr20" draw:text-style-name="P5" draw:layer="layout" svg:width="3.582cm" svg:height="19cm" svg:x="13.418cm" svg:y="4.1cm">
          <text:p/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3cm" svg:y1="4.1cm" svg:x2="17.3cm" svg:y2="23.1cm">
          <text:p/>
        </draw:line>
        <draw:custom-shape draw:style-name="gr25" draw:text-style-name="P2" draw:layer="layout" svg:width="2.197cm" svg:height="6.108cm" svg:x="17.937cm" svg:y="5.79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0.577cm" svg:height="1.727cm" svg:x="18.082cm" svg:y="6.4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49cm" svg:height="2.074cm" svg:x="19.238cm" svg:y="9.37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607cm" svg:height="1.844cm" svg:x="18.168cm" svg:y="9.713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9.151cm" svg:y1="10.751cm" svg:x2="18.775cm" svg:y2="10.751cm">
          <text:p/>
        </draw:line>
        <draw:custom-shape draw:style-name="gr28" draw:text-style-name="P2" draw:layer="layout" svg:width="2.197cm" svg:height="6.11cm" svg:x="17.888cm" svg:y="14.6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78cm" svg:height="1.728cm" svg:x="18.033cm" svg:y="15.47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549cm" svg:height="2.073cm" svg:x="19.189cm" svg:y="18.3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606cm" svg:height="1.846cm" svg:x="18.12cm" svg:y="18.704cm">
          <text:p text:style-name="P3">0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9.102cm" svg:y1="19.742cm" svg:x2="18.726cm" svg:y2="19.742cm">
          <text:p/>
        </draw:line>
        <draw:line draw:style-name="gr6" draw:text-style-name="P4" draw:layer="layout" svg:x1="18.279cm" svg:y1="8.341cm" svg:x2="18.279cm" svg:y2="9.868cm">
          <text:p/>
        </draw:line>
        <draw:line draw:style-name="gr6" draw:text-style-name="P4" draw:layer="layout" svg:x1="18.523cm" svg:y1="9.698cm" svg:x2="18.474cm" svg:y2="8.171cm">
          <text:p/>
        </draw:line>
        <draw:line draw:style-name="gr6" draw:text-style-name="P4" draw:layer="layout" svg:x1="18.23cm" svg:y1="17.163cm" svg:x2="18.23cm" svg:y2="18.859cm">
          <text:p/>
        </draw:line>
        <draw:line draw:style-name="gr6" draw:text-style-name="P4" draw:layer="layout" svg:x1="18.474cm" svg:y1="18.69cm" svg:x2="18.474cm" svg:y2="17.163cm">
          <text:p/>
        </draw:line>
        <draw:line draw:style-name="gr7" draw:text-style-name="P4" draw:layer="layout" svg:x1="17.742cm" svg:y1="13.43cm" svg:x2="20.329cm" svg:y2="13.43cm">
          <text:p/>
        </draw:line>
        <draw:custom-shape draw:style-name="gr31" draw:text-style-name="P5" draw:layer="layout" svg:width="3.368cm" svg:height="19cm" svg:x="17.4cm" svg:y="4.1cm">
          <text:p/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1.4cm" svg:height="2.791cm" svg:x="4.3cm" svg:y="0.7cm">
          <draw:text-box>
            <text:p>5 Philosophen (A,B,C,D,E) parallel: Ablegen geht immer. Das andere nur , wenn die Gabel liegt. (A1 schneidet sich mit B2 und so weiter, E1 mit A2) </text:p>
          </draw:text-box>
        </draw:frame>
        <draw:frame draw:style-name="gr33" draw:text-style-name="P1" draw:layer="layout" svg:width="1.3cm" svg:height="1.7cm" svg:x="2.7cm" svg:y="12.3cm">
          <draw:text-box>
            <text:p>1</text:p>
          </draw:text-box>
        </draw:frame>
        <draw:frame draw:style-name="gr33" draw:text-style-name="P1" draw:layer="layout" svg:width="1.3cm" svg:height="1.7cm" svg:x="7.6cm" svg:y="12.5cm">
          <draw:text-box>
            <text:p>1</text:p>
          </draw:text-box>
        </draw:frame>
        <draw:frame draw:style-name="gr33" draw:text-style-name="P1" draw:layer="layout" svg:width="1.3cm" svg:height="1.7cm" svg:x="11.7cm" svg:y="12.6cm">
          <draw:text-box>
            <text:p>1</text:p>
          </draw:text-box>
        </draw:frame>
        <draw:frame draw:style-name="gr33" draw:text-style-name="P1" draw:layer="layout" svg:width="1.3cm" svg:height="1.7cm" svg:x="15.6cm" svg:y="12.5cm">
          <draw:text-box>
            <text:p>1</text:p>
          </draw:text-box>
        </draw:frame>
        <draw:frame draw:style-name="gr33" draw:text-style-name="P1" draw:layer="layout" svg:width="1.3cm" svg:height="1.7cm" svg:x="19.6cm" svg:y="12.6cm">
          <draw:text-box>
            <text:p>1</text:p>
          </draw:text-box>
        </draw:frame>
        <draw:frame draw:style-name="gr33" draw:text-style-name="P1" draw:layer="layout" svg:width="1.3cm" svg:height="1.7cm" svg:x="3.2cm" svg:y="21.7cm">
          <draw:text-box>
            <text:p>2</text:p>
          </draw:text-box>
        </draw:frame>
        <draw:frame draw:style-name="gr33" draw:text-style-name="P1" draw:layer="layout" svg:width="1.3cm" svg:height="1.7cm" svg:x="19.5cm" svg:y="22cm">
          <draw:text-box>
            <text:p>2</text:p>
          </draw:text-box>
        </draw:frame>
        <draw:frame draw:style-name="gr33" draw:text-style-name="P1" draw:layer="layout" svg:width="1.3cm" svg:height="1.7cm" svg:x="15.7cm" svg:y="21.9cm">
          <draw:text-box>
            <text:p>2</text:p>
          </draw:text-box>
        </draw:frame>
        <draw:frame draw:style-name="gr33" draw:text-style-name="P1" draw:layer="layout" svg:width="1.3cm" svg:height="1.7cm" svg:x="11.5cm" svg:y="22.1cm">
          <draw:text-box>
            <text:p>2</text:p>
          </draw:text-box>
        </draw:frame>
        <draw:frame draw:style-name="gr33" draw:text-style-name="P1" draw:layer="layout" svg:width="1.3cm" svg:height="1.7cm" svg:x="7cm" svg:y="22.1cm">
          <draw:text-box>
            <text:p>2</text:p>
          </draw:text-box>
        </draw:frame>
        <draw:frame draw:style-name="gr11" draw:text-style-name="P1" draw:layer="layout" svg:width="1.5cm" svg:height="1.5cm" svg:x="1.8cm" svg:y="23.4cm">
          <draw:text-box>
            <text:p>A</text:p>
          </draw:text-box>
        </draw:frame>
        <draw:frame draw:style-name="gr11" draw:text-style-name="P1" draw:layer="layout" svg:width="1.5cm" svg:height="1.5cm" svg:x="15.6cm" svg:y="23.4cm">
          <draw:text-box>
            <text:p>D</text:p>
          </draw:text-box>
        </draw:frame>
        <draw:frame draw:style-name="gr11" draw:text-style-name="P1" draw:layer="layout" svg:width="1.5cm" svg:height="1.5cm" svg:x="11.3cm" svg:y="23.4cm">
          <draw:text-box>
            <text:p>C</text:p>
          </draw:text-box>
        </draw:frame>
        <draw:frame draw:style-name="gr11" draw:text-style-name="P1" draw:layer="layout" svg:width="1.5cm" svg:height="1.5cm" svg:x="6.9cm" svg:y="23.5cm">
          <draw:text-box>
            <text:p>B</text:p>
          </draw:text-box>
        </draw:frame>
        <draw:frame draw:style-name="gr11" draw:text-style-name="P1" draw:layer="layout" svg:width="1.5cm" svg:height="1.5cm" svg:x="19.1cm" svg:y="23.5cm">
          <draw:text-box>
            <text:p>E</text:p>
          </draw:text-box>
        </draw:frame>
        <draw:frame draw:style-name="gr34" draw:text-style-name="P7" draw:layer="layout" svg:width="4.9cm" svg:height="1.521cm" svg:x="2cm" svg:y="8.479cm">
          <draw:text-box>
            <text:p text:style-name="P6"><text:span text:style-name="T1">Falls B2 </text:span><text:span text:style-name="T1"><text:s/>in 0</text:span><text:span text:style-name="T2">.</text:span></text:p>
          </draw:text-box>
        </draw:frame>
        <draw:frame draw:style-name="gr34" draw:text-style-name="P7" draw:layer="layout" svg:width="4.9cm" svg:height="1.521cm" svg:x="6.2cm" svg:y="8.5cm">
          <draw:text-box>
            <text:p text:style-name="P6"><text:span text:style-name="T1">Fall</text:span><text:span text:style-name="T1">s </text:span><text:span text:style-name="T1">C2 <text:s/></text:span><text:span text:style-name="T1">in </text:span><text:span text:style-name="T1">0</text:span><text:span text:style-name="T2">.</text:span></text:p>
          </draw:text-box>
        </draw:frame>
        <draw:frame draw:style-name="gr34" draw:text-style-name="P7" draw:layer="layout" svg:width="4.9cm" svg:height="1.521cm" svg:x="10.6cm" svg:y="8.3cm">
          <draw:text-box>
            <text:p text:style-name="P6"><text:span text:style-name="T1">F</text:span><text:span text:style-name="T1">a</text:span><text:span text:style-name="T1">l</text:span><text:span text:style-name="T1">l</text:span><text:span text:style-name="T1">s</text:span><text:span text:style-name="T1"> </text:span><text:span text:style-name="T1">D</text:span><text:span text:style-name="T1">2</text:span><text:span text:style-name="T1"> </text:span><text:span text:style-name="T1"><text:s/></text:span><text:span text:style-name="T1">i</text:span><text:span text:style-name="T1">n</text:span><text:span text:style-name="T1"> </text:span><text:span text:style-name="T1">0</text:span><text:span text:style-name="T2">.</text:span></text:p>
          </draw:text-box>
        </draw:frame>
        <draw:frame draw:style-name="gr34" draw:text-style-name="P7" draw:layer="layout" svg:width="4.9cm" svg:height="1.521cm" svg:x="14.3cm" svg:y="8.4cm">
          <draw:text-box>
            <text:p text:style-name="P6"><text:span text:style-name="T1">Fa</text:span><text:span text:style-name="T1">lls </text:span><text:span text:style-name="T1">E2 </text:span><text:span text:style-name="T1"><text:s/>in </text:span><text:span text:style-name="T1">0</text:span><text:span text:style-name="T2">.</text:span></text:p>
          </draw:text-box>
        </draw:frame>
        <draw:frame draw:style-name="gr34" draw:text-style-name="P7" draw:layer="layout" svg:width="4.9cm" svg:height="1.521cm" svg:x="18.4cm" svg:y="8.3cm">
          <draw:text-box>
            <text:p text:style-name="P6"><text:span text:style-name="T1">Fall</text:span><text:span text:style-name="T1">s </text:span><text:span text:style-name="T1">A2 <text:s/></text:span><text:span text:style-name="T1">in </text:span><text:span text:style-name="T1">0</text:span><text:span text:style-name="T2">.</text:span></text:p>
          </draw:text-box>
        </draw:frame>
        <draw:frame draw:style-name="gr34" draw:text-style-name="P7" draw:layer="layout" svg:width="4.9cm" svg:height="1.521cm" svg:x="18.3cm" svg:y="17.479cm">
          <draw:text-box>
            <text:p text:style-name="P6"><text:span text:style-name="T1">Fa</text:span><text:span text:style-name="T1">lls </text:span><text:span text:style-name="T1">D1 </text:span><text:span text:style-name="T1"><text:s/>in </text:span><text:span text:style-name="T1">0</text:span><text:span text:style-name="T2">.</text:span></text:p>
          </draw:text-box>
        </draw:frame>
        <draw:frame draw:style-name="gr34" draw:text-style-name="P7" draw:layer="layout" svg:width="4.9cm" svg:height="1.521cm" svg:x="14.3cm" svg:y="17.679cm">
          <draw:text-box>
            <text:p text:style-name="P6"><text:span text:style-name="T1">Falls C1 <text:s/>in 0</text:span><text:span text:style-name="T2">.</text:span></text:p>
          </draw:text-box>
        </draw:frame>
        <draw:frame draw:style-name="gr35" draw:text-style-name="P7" draw:layer="layout" svg:width="4.9cm" svg:height="1.422cm" svg:x="10.4cm" svg:y="17.578cm">
          <draw:text-box>
            <text:p text:style-name="P6"><text:span text:style-name="T1">F</text:span><text:span text:style-name="T1">a</text:span><text:span text:style-name="T1">l</text:span><text:span text:style-name="T1">l</text:span><text:span text:style-name="T1">s</text:span><text:span text:style-name="T1"> </text:span><text:span text:style-name="T1">B</text:span><text:span text:style-name="T1">1</text:span><text:span text:style-name="T1"> </text:span><text:span text:style-name="T1"><text:s/></text:span><text:span text:style-name="T1">i</text:span><text:span text:style-name="T1">n</text:span><text:span text:style-name="T1"> </text:span><text:span text:style-name="T1">0</text:span><text:span text:style-name="T2">.</text:span></text:p>
          </draw:text-box>
        </draw:frame>
        <draw:frame draw:style-name="gr34" draw:text-style-name="P7" draw:layer="layout" svg:width="4.9cm" svg:height="1.521cm" svg:x="6.1cm" svg:y="17.6cm">
          <draw:text-box>
            <text:p text:style-name="P6"><text:span text:style-name="T1">Fa</text:span><text:span text:style-name="T1">lls </text:span><text:span text:style-name="T1">A1 </text:span><text:span text:style-name="T1"><text:s/>in </text:span><text:span text:style-name="T1">0</text:span><text:span text:style-name="T2">.</text:span></text:p>
          </draw:text-box>
        </draw:frame>
        <draw:frame draw:style-name="gr34" draw:text-style-name="P7" draw:layer="layout" svg:width="4.9cm" svg:height="1.521cm" svg:x="2cm" svg:y="17.5cm">
          <draw:text-box>
            <text:p text:style-name="P6"><text:span text:style-name="T1">Fall</text:span><text:span text:style-name="T1">s </text:span><text:span text:style-name="T1">E1 <text:s/></text:span><text:span text:style-name="T1">in </text:span><text:span text:style-name="T1">0</text:span><text:span text:style-name="T2">.</text:span></text:p>
          </draw:text-box>
        </draw:frame>
        <draw:custom-shape draw:style-name="gr36" draw:text-style-name="P8" draw:layer="layout" svg:width="20.99cm" svg:height="20.5cm" svg:x="0.6cm" svg:y="3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9T12:36:07.486177212</meta:creation-date>
    <meta:generator>LibreOffice/6.3.3.2.0$Linux_X86_64 LibreOffice_project/30$Build-2</meta:generator>
    <dc:date>2019-12-10T09:52:38.033553989</dc:date>
    <meta:editing-duration>PT3H21M44S</meta:editing-duration>
    <meta:editing-cycles>57</meta:editing-cycles>
    <meta:document-statistic meta:object-count="138"/>
  </office:meta>
</office:document-meta>
</file>